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217d" officeooo:paragraph-rsid="000e217d"/>
    </style:style>
    <style:style style:name="P2" style:family="paragraph" style:parent-style-name="Standard">
      <style:paragraph-properties fo:text-align="center" style:justify-single-word="false"/>
      <style:text-properties officeooo:rsid="000e217d" officeooo:paragraph-rsid="000e217d"/>
    </style:style>
    <style:style style:name="P3" style:family="paragraph" style:parent-style-name="Standard">
      <style:text-properties officeooo:rsid="001011f8" officeooo:paragraph-rsid="001011f8"/>
    </style:style>
    <style:style style:name="P4" style:family="paragraph" style:parent-style-name="Standard">
      <style:text-properties officeooo:rsid="0011c9b0" officeooo:paragraph-rsid="0011c9b0"/>
    </style:style>
    <style:style style:name="P5" style:family="paragraph" style:parent-style-name="Text_20_body">
      <style:text-properties officeooo:rsid="0011c9b0" officeooo:paragraph-rsid="0011c9b0"/>
    </style:style>
    <style:style style:name="P6" style:family="paragraph" style:parent-style-name="Text_20_body">
      <style:text-properties officeooo:rsid="0011c9b0" officeooo:paragraph-rsid="0014d83f"/>
    </style:style>
    <style:style style:name="P7" style:family="paragraph" style:parent-style-name="Text_20_body">
      <style:text-properties officeooo:paragraph-rsid="0011c9b0"/>
    </style:style>
    <style:style style:name="P8" style:family="paragraph" style:parent-style-name="Text_20_body">
      <style:text-properties officeooo:paragraph-rsid="001941bb"/>
    </style:style>
    <style:style style:name="P9" style:family="paragraph" style:parent-style-name="Text_20_body">
      <style:text-properties officeooo:rsid="0019627a" officeooo:paragraph-rsid="0019627a"/>
    </style:style>
    <style:style style:name="P10" style:family="paragraph" style:parent-style-name="Text_20_body">
      <style:text-properties officeooo:rsid="001bd053" officeooo:paragraph-rsid="001bd053"/>
    </style:style>
    <style:style style:name="P11" style:family="paragraph" style:parent-style-name="Standard">
      <style:text-properties officeooo:rsid="0063dd25" officeooo:paragraph-rsid="0063dd25"/>
    </style:style>
    <style:style style:name="P12" style:family="paragraph" style:parent-style-name="Standard">
      <style:text-properties officeooo:rsid="0063dd25" officeooo:paragraph-rsid="0065acf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1011f8" officeooo:paragraph-rsid="001011f8"/>
    </style:style>
    <style:style style:name="P15" style:family="paragraph" style:parent-style-name="Heading_20_1">
      <style:paragraph-properties fo:break-before="page"/>
      <style:text-properties officeooo:rsid="0011c9b0" officeooo:paragraph-rsid="0011c9b0"/>
    </style:style>
    <style:style style:name="P16" style:family="paragraph" style:parent-style-name="Heading_20_1" style:list-style-name="">
      <style:paragraph-properties fo:break-before="page"/>
      <style:text-properties officeooo:rsid="001f0e0e" officeooo:paragraph-rsid="001f0e0e"/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rsid="0011c9b0" officeooo:paragraph-rsid="0011c9b0"/>
    </style:style>
    <style:style style:name="P19" style:family="paragraph" style:parent-style-name="Heading_20_2">
      <style:text-properties officeooo:paragraph-rsid="0011c9b0"/>
    </style:style>
    <style:style style:name="P20" style:family="paragraph" style:parent-style-name="Heading_20_2">
      <style:text-properties officeooo:paragraph-rsid="0014d83f"/>
    </style:style>
    <style:style style:name="P21" style:family="paragraph" style:parent-style-name="Heading_20_2">
      <style:text-properties officeooo:rsid="001941bb" officeooo:paragraph-rsid="001941bb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e217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5acfd" style:font-weight-asian="bold" style:font-weight-complex="bold"/>
    </style:style>
    <style:style style:name="T5" style:family="text">
      <style:text-properties officeooo:rsid="001a2512"/>
    </style:style>
    <style:style style:name="T6" style:family="text">
      <style:text-properties officeooo:rsid="003c16b4"/>
    </style:style>
    <style:style style:name="T7" style:family="text">
      <style:text-properties officeooo:rsid="00629516"/>
    </style:style>
    <style:style style:name="T8" style:family="text">
      <style:text-properties officeooo:rsid="0065ac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ame <text:span text:style-name="T7">Engine D</text:span>esign <text:span text:style-name="T6">D</text:span>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“<text:span text:style-name="T7">Hercules</text:span>”</text:p>
      <text:p text:style-name="P1"/>
      <text:p text:style-name="P1"/>
      <text:p text:style-name="P1"/>
      <text:p text:style-name="P2">By Jarrett Chisholm</text:p>
      <text:p text:style-name="P2">December <text:span text:style-name="T7">30</text:span>, 2016</text:p>
      <text:p text:style-name="P1"/>
      <text:p text:style-name="P1"/>
      <text:p text:style-name="P1"/>
      <text:p text:style-name="P2">Version 0.1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_Toc523_1161632908" text:style-name="Index_20_Link" text:visited-style-name="Index_20_Link">Summary<text:tab/>3</text:a></text:p>
          <text:p text:style-name="P22"><text:a xlink:type="simple" xlink:href="#__RefHeading___Toc535_1161632908" text:style-name="Index_20_Link" text:visited-style-name="Index_20_Link">Platforms<text:tab/>4</text:a></text:p>
          <text:p text:style-name="P17"><text:a xlink:type="simple" xlink:href="#__RefHeading___Toc544_1161632908" text:style-name="Index_20_Link" text:visited-style-name="Index_20_Link">Linux<text:tab/>4</text:a></text:p>
          <text:p text:style-name="P17"><text:a xlink:type="simple" xlink:href="#__RefHeading___Toc546_1161632908" text:style-name="Index_20_Link" text:visited-style-name="Index_20_Link">Windows<text:tab/>4</text:a></text:p>
          <text:p text:style-name="P17"><text:a xlink:type="simple" xlink:href="#__RefHeading___Toc548_1161632908" text:style-name="Index_20_Link" text:visited-style-name="Index_20_Link">Mac OS<text:tab/>4</text:a></text:p>
          <text:p text:style-name="P22"><text:a xlink:type="simple" xlink:href="#__RefHeading___Toc525_1161632908" text:style-name="Index_20_Link" text:visited-style-name="Index_20_Link">Graphics<text:tab/>5</text:a></text:p>
          <text:p text:style-name="P17"><text:a xlink:type="simple" xlink:href="#__RefHeading___Toc550_1161632908" text:style-name="Index_20_Link" text:visited-style-name="Index_20_Link">SDL<text:tab/>5</text:a></text:p>
          <text:p text:style-name="P17"><text:a xlink:type="simple" xlink:href="#__RefHeading___Toc552_1161632908" text:style-name="Index_20_Link" text:visited-style-name="Index_20_Link">OpenGL<text:tab/>5</text:a></text:p>
          <text:p text:style-name="P17"><text:a xlink:type="simple" xlink:href="#__RefHeading___Toc554_1161632908" text:style-name="Index_20_Link" text:visited-style-name="Index_20_Link">DirectX<text:tab/>5</text:a></text:p>
          <text:p text:style-name="P22"><text:a xlink:type="simple" xlink:href="#__RefHeading___Toc527_1161632908" text:style-name="Index_20_Link" text:visited-style-name="Index_20_Link">Physics<text:tab/>6</text:a></text:p>
          <text:p text:style-name="P17"><text:a xlink:type="simple" xlink:href="#__RefHeading___Toc556_1161632908" text:style-name="Index_20_Link" text:visited-style-name="Index_20_Link">Bullet<text:tab/>6</text:a></text:p>
          <text:p text:style-name="P22"><text:a xlink:type="simple" xlink:href="#__RefHeading___Toc529_1161632908" text:style-name="Index_20_Link" text:visited-style-name="Index_20_Link">Audio<text:tab/>7</text:a></text:p>
          <text:p text:style-name="P17"><text:a xlink:type="simple" xlink:href="#__RefHeading___Toc558_1161632908" text:style-name="Index_20_Link" text:visited-style-name="Index_20_Link">SDL<text:tab/>7</text:a></text:p>
          <text:p text:style-name="P22"><text:a xlink:type="simple" xlink:href="#__RefHeading___Toc560_1161632908" text:style-name="Index_20_Link" text:visited-style-name="Index_20_Link">Input<text:tab/>8</text:a></text:p>
          <text:p text:style-name="P17"><text:a xlink:type="simple" xlink:href="#__RefHeading___Toc562_1161632908" text:style-name="Index_20_Link" text:visited-style-name="Index_20_Link">SDL<text:tab/>8</text:a></text:p>
          <text:p text:style-name="P22"><text:a xlink:type="simple" xlink:href="#__RefHeading___Toc578_1161632908" text:style-name="Index_20_Link" text:visited-style-name="Index_20_Link">GUI<text:tab/>9</text:a></text:p>
          <text:p text:style-name="P22"><text:a xlink:type="simple" xlink:href="#__RefHeading___Toc531_1161632908" text:style-name="Index_20_Link" text:visited-style-name="Index_20_Link">Networking<text:tab/>10</text:a></text:p>
          <text:p text:style-name="P17"><text:a xlink:type="simple" xlink:href="#__RefHeading___Toc566_1161632908" text:style-name="Index_20_Link" text:visited-style-name="Index_20_Link">SDL?<text:tab/>10</text:a></text:p>
          <text:p text:style-name="P22"><text:a xlink:type="simple" xlink:href="#__RefHeading___Toc568_1161632908" text:style-name="Index_20_Link" text:visited-style-name="Index_20_Link">Pathfinding<text:tab/>11</text:a></text:p>
          <text:p text:style-name="P17"><text:a xlink:type="simple" xlink:href="#__RefHeading___Toc570_1161632908" text:style-name="Index_20_Link" text:visited-style-name="Index_20_Link">Recast / Detour<text:tab/>11</text:a></text:p>
          <text:p text:style-name="P22"><text:a xlink:type="simple" xlink:href="#__RefHeading___Toc533_1161632908" text:style-name="Index_20_Link" text:visited-style-name="Index_20_Link">Scripting<text:tab/>12</text:a></text:p>
          <text:p text:style-name="P17"><text:a xlink:type="simple" xlink:href="#__RefHeading___Toc572_1161632908" text:style-name="Index_20_Link" text:visited-style-name="Index_20_Link">Angelscript<text:tab/>12</text:a></text:p>
        </text:index-body>
      </text:table-of-content>
      <text:p text:style-name="P1"/>
      <text:h text:style-name="P13" text:outline-level="1"><text:bookmark-start text:name="__RefHeading___Toc523_1161632908"/>Summary<text:bookmark-end text:name="__RefHeading___Toc523_1161632908"/></text:h>
      <text:p text:style-name="P1"/>
      <text:p text:style-name="P3"><text:span text:style-name="T7">Hercules is a game engine.</text:span></text:p>
      <text:h text:style-name="P14" text:outline-level="1"><text:bookmark-start text:name="__RefHeading___Toc535_1161632908"/>Platforms<text:bookmark-end text:name="__RefHeading___Toc535_1161632908"/></text:h>
      <text:p text:style-name="P4"/>
      <text:h text:style-name="P18" text:outline-level="2"><text:bookmark-start text:name="__RefHeading___Toc544_1161632908"/>Linux<text:bookmark-end text:name="__RefHeading___Toc544_1161632908"/></text:h>
      <text:p text:style-name="P4"/>
      <text:p text:style-name="P4">Linux systems will be a target platform, and we will target Ubuntu 64bit.</text:p>
      <text:p text:style-name="P4"/>
      <text:h text:style-name="P18" text:outline-level="2"><text:bookmark-start text:name="__RefHeading___Toc546_1161632908"/>Windows<text:bookmark-end text:name="__RefHeading___Toc546_1161632908"/></text:h>
      <text:p text:style-name="Standard"/>
      <text:p text:style-name="P4">Windows 10 and up will be targeted.</text:p>
      <text:p text:style-name="Standard"/>
      <text:h text:style-name="P18" text:outline-level="2"><text:bookmark-start text:name="__RefHeading___Toc548_1161632908"/>Mac OS<text:bookmark-end text:name="__RefHeading___Toc548_1161632908"/></text:h>
      <text:p text:style-name="Standard"/>
      <text:p text:style-name="P4">Mac OS X and up will be targeted.</text:p>
      <text:h text:style-name="P13" text:outline-level="1"><text:bookmark-start text:name="__RefHeading___Toc525_1161632908"/>Graphics<text:bookmark-end text:name="__RefHeading___Toc525_1161632908"/></text:h>
      <text:p text:style-name="Text_20_body"/>
      <text:h text:style-name="Heading_20_2" text:outline-level="2"><text:bookmark-start text:name="__RefHeading___Toc550_1161632908"/>SDL<text:bookmark-end text:name="__RefHeading___Toc550_1161632908"/></text:h>
      <text:p text:style-name="P5"/>
      <text:p text:style-name="P5">SDL Will be used to provide a platform-independent window.</text:p>
      <text:h text:style-name="Heading_20_2" text:outline-level="2"><text:bookmark-start text:name="__RefHeading___Toc552_1161632908"/>OpenGL<text:bookmark-end text:name="__RefHeading___Toc552_1161632908"/></text:h>
      <text:p text:style-name="P5"/>
      <text:p text:style-name="P5">OpenGL 3.3+ will be targeted.</text:p>
      <text:p text:style-name="P5"/>
      <text:h text:style-name="Heading_20_2" text:outline-level="2"><text:bookmark-start text:name="__RefHeading___Toc554_1161632908"/>DirectX<text:bookmark-end text:name="__RefHeading___Toc554_1161632908"/></text:h>
      <text:p text:style-name="P5"/>
      <text:p text:style-name="P5">DirectX 11+ will be targeted.</text:p>
      <text:h text:style-name="P13" text:outline-level="1"><text:bookmark-start text:name="__RefHeading___Toc527_1161632908"/>Physics<text:bookmark-end text:name="__RefHeading___Toc527_1161632908"/></text:h>
      <text:p text:style-name="Text_20_body"/>
      <text:h text:style-name="P18" text:outline-level="2"><text:bookmark-start text:name="__RefHeading___Toc556_1161632908"/>Bullet<text:bookmark-end text:name="__RefHeading___Toc556_1161632908"/></text:h>
      <text:p text:style-name="P7"/>
      <text:p text:style-name="P5">Bullet physics will be used.</text:p>
      <text:h text:style-name="P13" text:outline-level="1"><text:bookmark-start text:name="__RefHeading___Toc529_1161632908"/>Audio<text:bookmark-end text:name="__RefHeading___Toc529_1161632908"/></text:h>
      <text:p text:style-name="Text_20_body"/>
      <text:h text:style-name="P18" text:outline-level="2"><text:bookmark-start text:name="__RefHeading___Toc558_1161632908"/>SDL<text:bookmark-end text:name="__RefHeading___Toc558_1161632908"/></text:h>
      <text:p text:style-name="P7"/>
      <text:p text:style-name="P5">SDL will be used to play audio.</text:p>
      <text:h text:style-name="P15" text:outline-level="1"><text:bookmark-start text:name="__RefHeading___Toc560_1161632908"/>Input<text:bookmark-end text:name="__RefHeading___Toc560_1161632908"/></text:h>
      <text:p text:style-name="Standard"/>
      <text:p text:style-name="P11">Keyboard and Mouse.</text:p>
      <text:p text:style-name="P11"/>
      <text:p text:style-name="P12"><text:span text:style-name="T4">Note</text:span><text:span text:style-name="T8">: P</text:span>ossibly others?</text:p>
      <text:p text:style-name="Standard"/>
      <text:h text:style-name="P19" text:outline-level="2"><text:bookmark-start text:name="__RefHeading___Toc562_1161632908"/>SDL<text:bookmark-end text:name="__RefHeading___Toc562_1161632908"/></text:h>
      <text:p text:style-name="Standard"/>
      <text:p text:style-name="Standard"><text:bookmark-start text:name="__RefHeading___Toc564_1161632908"/>SDL Will be used to provide platform-independent input.<text:bookmark-end text:name="__RefHeading___Toc564_1161632908"/></text:p>
      <text:h text:style-name="P16" text:outline-level="1"><text:bookmark-start text:name="__RefHeading___Toc578_1161632908"/>GUI<text:bookmark-end text:name="__RefHeading___Toc578_1161632908"/></text:h>
      <text:h text:style-name="P13" text:outline-level="1"><text:bookmark-start text:name="__RefHeading___Toc531_1161632908"/>Networking<text:bookmark-end text:name="__RefHeading___Toc531_1161632908"/></text:h>
      <text:p text:style-name="Text_20_body"/>
      <text:h text:style-name="P20" text:outline-level="2"><text:bookmark-start text:name="__RefHeading___Toc566_1161632908"/>SDL?<text:bookmark-end text:name="__RefHeading___Toc566_1161632908"/></text:h>
      <text:p text:style-name="P6"/>
      <text:p text:style-name="P6"/>
      <text:p text:style-name="P6"/>
      <text:p text:style-name="Standard"><text:span text:style-name="Strong_20_Emphasis"><text:span text:style-name="T3">Note</text:span></text:span><text:span text:style-name="Strong_20_Emphasis"><text:span text:style-name="T2">: are there any other solutions that would be well-suited to networking?</text:span></text:span></text:p>
      <text:h text:style-name="P13" text:outline-level="1"><text:bookmark-start text:name="__RefHeading___Toc568_1161632908"/>Pathfinding<text:bookmark-end text:name="__RefHeading___Toc568_1161632908"/></text:h>
      <text:p text:style-name="Text_20_body"/>
      <text:h text:style-name="Heading_20_2" text:outline-level="2"><text:bookmark-start text:name="__RefHeading___Toc570_1161632908"/>Recast / Detour<text:bookmark-end text:name="__RefHeading___Toc570_1161632908"/></text:h>
      <text:p text:style-name="Text_20_body"/>
      <text:p text:style-name="P10">We will use the Recast / Detour Library for pathfinding.</text:p>
      <text:h text:style-name="P13" text:outline-level="1"><text:bookmark-start text:name="__RefHeading___Toc533_1161632908"/><text:span text:style-name="T1">S</text:span>cripting<text:bookmark-end text:name="__RefHeading___Toc533_1161632908"/></text:h>
      <text:p text:style-name="Text_20_body"/>
      <text:h text:style-name="P21" text:outline-level="2"><text:bookmark-start text:name="__RefHeading___Toc572_1161632908"/>Angelscript<text:bookmark-end text:name="__RefHeading___Toc572_1161632908"/></text:h>
      <text:p text:style-name="P8"/>
      <text:p text:style-name="P9">Angelscript Will be used as the scripting language <text:span text:style-name="T5">For the game engin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22:52:57.328000000</meta:creation-date>
    <dc:date>2016-12-30T14:41:20.285000000</dc:date>
    <meta:editing-duration>PT2H24M</meta:editing-duration>
    <meta:editing-cycles>77</meta:editing-cycles>
    <meta:generator>LibreOffice/5.1.6.2$Windows_x86 LibreOffice_project/07ac168c60a517dba0f0d7bc7540f5afa45f0909</meta:generator>
    <meta:document-statistic meta:table-count="0" meta:image-count="0" meta:object-count="0" meta:page-count="12" meta:paragraph-count="65" meta:word-count="200" meta:character-count="1094" meta:non-whitespace-character-count="959"/>
  </office:meta>
</office:document-meta>
</file>